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0" table:default-cell-style-name="Default"/>
        <table:table-row table:style-name="ro1" table:number-rows-repeated="5">
          <table:table-cell table:number-columns-repeated="1020"/>
        </table:table-row>
        <table:table-row table:style-name="ro1">
          <table:table-cell table:number-columns-repeated="7"/>
          <table:table-cell table:style-name="ce1" office:value-type="string" calcext:value-type="string">
            <text:p>TEST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havior Name</text:p>
          </table:table-cell>
          <table:table-cell office:value-type="string" calcext:value-type="string">
            <text:p>Behavior Meaning</text:p>
          </table:table-cell>
          <table:table-cell office:value-type="string" calcext:value-type="string">
            <text:p>Pick up / games played %</text:p>
          </table:table-cell>
          <table:table-cell office:value-type="string" calcext:value-type="string">
            <text:p>Win %</text:p>
          </table:table-cell>
          <table:table-cell office:value-type="string" calcext:value-type="string">
            <text:p>Total Points</text:p>
          </table:table-cell>
          <table:table-cell table:number-columns-repeated="2"/>
          <table:table-cell office:value-type="string" calcext:value-type="string">
            <text:p>%pick up</text:p>
          </table:table-cell>
          <table:table-cell table:style-name="ce2" office:value-type="string" calcext:value-type="string">
            <text:p>%win</text:p>
          </table:table-cell>
          <table:table-cell table:style-name="ce2" office:value-type="string" calcext:value-type="string">
            <text:p>Points</text:p>
          </table:table-cell>
          <table:table-cell office:value-type="string" calcext:value-type="string">
            <text:p>%played alon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 GAME</text:p>
          </table:table-cell>
          <table:table-cell table:style-name="ce1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6.77" calcext:value-type="float">
            <text:p>36.77</text:p>
          </table:table-cell>
          <table:table-cell table:style-name="ce4" office:value-type="float" office:value="199697" calcext:value-type="float">
            <text:p>19969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" table:number-columns-repeated="1008"/>
        </table:table-row>
        <table:table-row table:style-name="ro2">
          <table:table-cell office:value-type="string" calcext:value-type="string">
            <text:p>Normal Player</text:p>
          </table:table-cell>
          <table:table-cell office:value-type="string" calcext:value-type="string">
            <text:p> | score: +145</text:p>
            <text:p> | percentage played alone: 5.1652894%</text:p>
          </table:table-cell>
          <table:table-cell table:style-name="ce2" office:value-type="percentage" office:value="0.19628" calcext:value-type="percentage">
            <text:p>19.63%</text:p>
          </table:table-cell>
          <table:table-cell table:style-name="ce2" office:value-type="percentage" office:value="0.445" calcext:value-type="percentage">
            <text:p>44.50%</text:p>
          </table:table-cell>
          <table:table-cell table:style-name="ce3" office:value-type="float" office:value="2399983" calcext:value-type="float">
            <text:p>2399983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5.004305" calcext:value-type="float">
            <text:p>5.004305</text:p>
          </table:table-cell>
          <table:table-cell office:value-type="float" office:value="37.34" calcext:value-type="float">
            <text:p>37.34</text:p>
          </table:table-cell>
          <table:table-cell office:value-type="float" office:value="407522" calcext:value-type="float">
            <text:p>407522</text:p>
          </table:table-cell>
          <table:table-cell office:value-type="float" office:value="1.6260161" calcext:value-type="float">
            <text:p>1.62601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ne Wolf</text:p>
          </table:table-cell>
          <table:table-cell office:value-type="string" calcext:value-type="string">
            <text:p>(play alone +10)%</text:p>
          </table:table-cell>
          <table:table-cell table:style-name="ce2" office:value-type="percentage" office:value="0.19628" calcext:value-type="percentage">
            <text:p>19.63%</text:p>
          </table:table-cell>
          <table:table-cell office:value-type="float" office:value="44.475" calcext:value-type="float">
            <text:p>44.475</text:p>
          </table:table-cell>
          <table:table-cell office:value-type="float" office:value="2390060" calcext:value-type="float">
            <text:p>23900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39846" calcext:value-type="float">
            <text:p>9.939846</text:p>
          </table:table-cell>
          <table:table-cell office:value-type="float" office:value="38.056667" calcext:value-type="float">
            <text:p>38.056667</text:p>
          </table:table-cell>
          <table:table-cell office:value-type="float" office:value="624245" calcext:value-type="float">
            <text:p>624245</text:p>
          </table:table-cell>
          <table:table-cell office:value-type="float" office:value="2.052786" calcext:value-type="float">
            <text:p>2.0527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asy Fingers</text:p>
          </table:table-cell>
          <table:table-cell office:value-type="string" calcext:value-type="string">
            <text:p>(percentage picked up – 12%)</text:p>
          </table:table-cell>
          <table:table-cell table:style-name="ce2" office:value-type="percentage" office:value="0.07" calcext:value-type="percentage">
            <text:p>7.00%</text:p>
          </table:table-cell>
          <table:table-cell table:style-name="ce2" office:value-type="percentage" office:value="0.40178" calcext:value-type="percentage">
            <text:p>40.18%</text:p>
          </table:table-cell>
          <table:table-cell office:value-type="float" office:value="2170686" calcext:value-type="float">
            <text:p>21706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19832" calcext:value-type="float">
            <text:p>15.19832</text:p>
          </table:table-cell>
          <table:table-cell office:value-type="float" office:value="38.9225" calcext:value-type="float">
            <text:p>38.9225</text:p>
          </table:table-cell>
          <table:table-cell office:value-type="float" office:value="854420" calcext:value-type="float">
            <text:p>854420</text:p>
          </table:table-cell>
          <table:table-cell office:value-type="float" office:value="2.818991" calcext:value-type="float">
            <text:p>2.8189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icky Fingers</text:p>
          </table:table-cell>
          <table:table-cell office:value-type="string" calcext:value-type="string">
            <text:p>(percentage picked up +20%)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0.51884003" calcext:value-type="percentage">
            <text:p>51.88%</text:p>
          </table:table-cell>
          <table:table-cell office:value-type="float" office:value="2826509" calcext:value-type="float">
            <text:p>28265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356344" calcext:value-type="float">
            <text:p>20.356344</text:p>
          </table:table-cell>
          <table:table-cell office:value-type="float" office:value="39.858" calcext:value-type="float">
            <text:p>39.858</text:p>
          </table:table-cell>
          <table:table-cell office:value-type="float" office:value="1095234" calcext:value-type="float">
            <text:p>1095234</text:p>
          </table:table-cell>
          <table:table-cell office:value-type="float" office:value="3.374778" calcext:value-type="float">
            <text:p>3.3747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uer</text:p>
          </table:table-cell>
          <table:table-cell office:value-type="string" calcext:value-type="string">
            <text:p>(percentage picked up = 0%)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36822" calcext:value-type="percentage">
            <text:p>36.82%</text:p>
          </table:table-cell>
          <table:table-cell office:value-type="float" office:value="2022799" calcext:value-type="float">
            <text:p>20227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.17024" calcext:value-type="float">
            <text:p>25.17024</text:p>
          </table:table-cell>
          <table:table-cell office:value-type="float" office:value="40.66" calcext:value-type="float">
            <text:p>40.66</text:p>
          </table:table-cell>
          <table:table-cell office:value-type="float" office:value="1338747" calcext:value-type="float">
            <text:p>1338747</text:p>
          </table:table-cell>
          <table:table-cell office:value-type="float" office:value="3.5589266" calcext:value-type="float">
            <text:p>3.558926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30.267044" calcext:value-type="float">
            <text:p>30.267044</text:p>
          </table:table-cell>
          <table:table-cell office:value-type="float" office:value="41.517143" calcext:value-type="float">
            <text:p>41.517143</text:p>
          </table:table-cell>
          <table:table-cell office:value-type="float" office:value="1596466" calcext:value-type="float">
            <text:p>1596466</text:p>
          </table:table-cell>
          <table:table-cell office:value-type="float" office:value="3.4058268" calcext:value-type="float">
            <text:p>3.4058268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5.18563" calcext:value-type="float">
            <text:p>35.18563</text:p>
          </table:table-cell>
          <table:table-cell office:value-type="float" office:value="42.313747" calcext:value-type="float">
            <text:p>42.313747</text:p>
          </table:table-cell>
          <table:table-cell office:value-type="float" office:value="1858252" calcext:value-type="float">
            <text:p>1858252</text:p>
          </table:table-cell>
          <table:table-cell office:value-type="float" office:value="3.1113875" calcext:value-type="float">
            <text:p>3.1113875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0.14949" calcext:value-type="float">
            <text:p>40.14949</text:p>
          </table:table-cell>
          <table:table-cell office:value-type="float" office:value="43.203335" calcext:value-type="float">
            <text:p>43.203335</text:p>
          </table:table-cell>
          <table:table-cell office:value-type="float" office:value="2135491" calcext:value-type="float">
            <text:p>2135491</text:p>
          </table:table-cell>
          <table:table-cell office:value-type="float" office:value="3.0922816" calcext:value-type="float">
            <text:p>3.092281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5.130974" calcext:value-type="float">
            <text:p>45.130974</text:p>
          </table:table-cell>
          <table:table-cell office:value-type="float" office:value="44.113003" calcext:value-type="float">
            <text:p>44.113003</text:p>
          </table:table-cell>
          <table:table-cell office:value-type="float" office:value="2420853" calcext:value-type="float">
            <text:p>2420853</text:p>
          </table:table-cell>
          <table:table-cell office:value-type="float" office:value="2.890625" calcext:value-type="float">
            <text:p>2.890625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0.144608" calcext:value-type="float">
            <text:p>50.144608</text:p>
          </table:table-cell>
          <table:table-cell office:value-type="float" office:value="44.962727" calcext:value-type="float">
            <text:p>44.962727</text:p>
          </table:table-cell>
          <table:table-cell office:value-type="float" office:value="2712661" calcext:value-type="float">
            <text:p>2712661</text:p>
          </table:table-cell>
          <table:table-cell office:value-type="float" office:value="2.9017856" calcext:value-type="float">
            <text:p>2.90178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4.27614" calcext:value-type="float">
            <text:p>54.27614</text:p>
          </table:table-cell>
          <table:table-cell office:value-type="float" office:value="45.655834" calcext:value-type="float">
            <text:p>45.655834</text:p>
          </table:table-cell>
          <table:table-cell office:value-type="float" office:value="3000029" calcext:value-type="float">
            <text:p>3000029</text:p>
          </table:table-cell>
          <table:table-cell office:value-type="float" office:value="2.871007" calcext:value-type="float">
            <text:p>2.87100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57.797665" calcext:value-type="float">
            <text:p>57.797665</text:p>
          </table:table-cell>
          <table:table-cell office:value-type="float" office:value="46.223076" calcext:value-type="float">
            <text:p>46.223076</text:p>
          </table:table-cell>
          <table:table-cell office:value-type="float" office:value="3293041" calcext:value-type="float">
            <text:p>3293041</text:p>
          </table:table-cell>
          <table:table-cell office:value-type="float" office:value="2.94049" calcext:value-type="float">
            <text:p>2.9404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0.804104" calcext:value-type="float">
            <text:p>60.804104</text:p>
          </table:table-cell>
          <table:table-cell office:value-type="float" office:value="46.782143" calcext:value-type="float">
            <text:p>46.782143</text:p>
          </table:table-cell>
          <table:table-cell office:value-type="float" office:value="3582572" calcext:value-type="float">
            <text:p>3582572</text:p>
          </table:table-cell>
          <table:table-cell office:value-type="float" office:value="2.9432878" calcext:value-type="float">
            <text:p>2.9432878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63.475113" calcext:value-type="float">
            <text:p>63.475113</text:p>
          </table:table-cell>
          <table:table-cell office:value-type="float" office:value="47.246666" calcext:value-type="float">
            <text:p>47.246666</text:p>
          </table:table-cell>
          <table:table-cell office:value-type="float" office:value="3875484" calcext:value-type="float">
            <text:p>3875484</text:p>
          </table:table-cell>
          <table:table-cell office:value-type="float" office:value="2.9806807" calcext:value-type="float">
            <text:p>2.980680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65.741486" calcext:value-type="float">
            <text:p>65.741486</text:p>
          </table:table-cell>
          <table:table-cell office:value-type="float" office:value="47.708122" calcext:value-type="float">
            <text:p>47.708122</text:p>
          </table:table-cell>
          <table:table-cell office:value-type="float" office:value="4169040" calcext:value-type="float">
            <text:p>4169040</text:p>
          </table:table-cell>
          <table:table-cell office:value-type="float" office:value="2.9853237" calcext:value-type="float">
            <text:p>2.985323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7.73161" calcext:value-type="float">
            <text:p>67.73161</text:p>
          </table:table-cell>
          <table:table-cell office:value-type="float" office:value="48.03706" calcext:value-type="float">
            <text:p>48.03706</text:p>
          </table:table-cell>
          <table:table-cell office:value-type="float" office:value="4458735" calcext:value-type="float">
            <text:p>4458735</text:p>
          </table:table-cell>
          <table:table-cell office:value-type="float" office:value="2.9729319" calcext:value-type="float">
            <text:p>2.972931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69.53417" calcext:value-type="float">
            <text:p>69.53417</text:p>
          </table:table-cell>
          <table:table-cell office:value-type="float" office:value="48.352222" calcext:value-type="float">
            <text:p>48.352222</text:p>
          </table:table-cell>
          <table:table-cell office:value-type="float" office:value="4753364" calcext:value-type="float">
            <text:p>4753364</text:p>
          </table:table-cell>
          <table:table-cell office:value-type="float" office:value="3.0423834" calcext:value-type="float">
            <text:p>3.0423834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71.139465" calcext:value-type="float">
            <text:p>71.139465</text:p>
          </table:table-cell>
          <table:table-cell office:value-type="float" office:value="48.641052" calcext:value-type="float">
            <text:p>48.641052</text:p>
          </table:table-cell>
          <table:table-cell office:value-type="float" office:value="5045647" calcext:value-type="float">
            <text:p>5045647</text:p>
          </table:table-cell>
          <table:table-cell office:value-type="float" office:value="2.9871056" calcext:value-type="float">
            <text:p>2.98710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72.599075" calcext:value-type="float">
            <text:p>72.599075</text:p>
          </table:table-cell>
          <table:table-cell office:value-type="float" office:value="48.905502" calcext:value-type="float">
            <text:p>48.905502</text:p>
          </table:table-cell>
          <table:table-cell office:value-type="float" office:value="5340531" calcext:value-type="float">
            <text:p>5340531</text:p>
          </table:table-cell>
          <table:table-cell office:value-type="float" office:value="2.9613993" calcext:value-type="float">
            <text:p>2.961399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73.88986" calcext:value-type="float">
            <text:p>73.88986</text:p>
          </table:table-cell>
          <table:table-cell office:value-type="float" office:value="49.13762" calcext:value-type="float">
            <text:p>49.13762</text:p>
          </table:table-cell>
          <table:table-cell office:value-type="float" office:value="5631557" calcext:value-type="float">
            <text:p>5631557</text:p>
          </table:table-cell>
          <table:table-cell office:value-type="float" office:value="2.9405124" calcext:value-type="float">
            <text:p>2.9405124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6-03-11T18:14:32.394843910</meta:creation-date>
    <dc:date>2016-03-12T00:58:02.995894677</dc:date>
    <dc:creator>Dave </dc:creator>
    <meta:editing-duration>PT3H45M34S</meta:editing-duration>
    <meta:editing-cycles>1</meta:editing-cycles>
    <meta:document-statistic meta:table-count="1" meta:cell-count="141" meta:object-count="0"/>
    <meta:generator>LibreOffice/4.2.6.3$Linux_X86_64 LibreOffice_project/420m0$Build-3</meta:generator>
  </office:meta>
</office:document-meta>
</file>